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style:font-name="Times" fo:font-size="12pt" style:font-size-asian="12pt" style:font-size-complex="12pt"/>
    </style:style>
    <style:style style:name="T3" style:family="text">
      <style:text-properties style:font-name="Times" fo:font-size="12pt" fo:font-style="italic" style:font-size-asian="12pt" style:font-size-complex="12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text:p>
      <text:p text:style-name="P2">Integración y Documentación de un Flujo de Diseño de Circuitos Integrados utilizando Software Libre.</text:p>
      <text:p text:style-name="P1">Descripción:</text:p>
      <text:p text:style-name="Standard">El objetivo inmediato del trabajo es producir documentación detallada del proceso de diseño de un circuito digital utilizando herramientas de software libre. La motivación del trabajo es lograr la base de conocimiento necesaria para diseñar hardware con herramientas flexibles y la posibilidad de modificarlas y/o mejorarlas, de ser necesario. </text:p>
      <text:p text:style-name="P3"/>
      <text:p text:style-name="P4">Parte I – Introducción</text:p>
      <text:p text:style-name="Standard">Microelectrónica en la Universidades Argentinas: El objetivo de esta sección será brindar información sobre el estado actual de la microelectrónica en nuestro país, obtener información sobre cuantos laboratorios realizan trabajos en microelectronica, cúantas materias de grado y postgrado existen. </text:p>
      <text:p text:style-name="Standard">También se brindará un panorama sobre los posibles escenarios de desarrollo de la disciplina, en función de las licencias de software que las universidades adopten. </text:p>
      <text:p text:style-name="Standard"/>
      <text:p text:style-name="P4"><text:span text:style-name="T5">Parte II - Posibilidades que brinda la programación funcional al diseño de circuitos digitales semi-custom.</text:span></text:p>
      <text:p text:style-name="Standard">Utilizar un lenguaje[0] de alto nivel embebido en Haskell[1] para el flujo de diseño, que permite: </text:p>
      <text:p text:style-name="Standard">Descripción parametrizable de los circuitos. Circuitos que se adaptan al entorno[2]. Simulación simbólica. Verificación formal de propiedades de los circuitos descriptos, y la utilización de otras técnicas disponibles para el chequeo de software. </text:p>
      <text:p text:style-name="Standard">Entregable: Generar desde la descripción de alto nivel en Lava[Lava] una descripción a nivel de compuertas (en VHDL) de forma automática. </text:p>
      <text:p text:style-name="Standard">Metodología: Se elije un circuito de complejidad media a implementar, un sumador rápido extraído del paper de Brent-Kung[3], se buscan los algoritmos que lo resuelva, y se implementa en el lenguaje. Luego se crea un modelo de referencia simple (ripple carry adder), se especifican las propiedades matemáticas que debe cumplir dicho circuito, se verifican automáticamente, y luego se realiza un chequeo de equivalencia con el modelo de mayor complejidad, utilizando un SAT solver[4]. </text:p>
      <text:p text:style-name="P4"><text:span text:style-name="T5">Parte III – Place and Route (renombrar al castellano)</text:span></text:p>
      <text:p text:style-name="Standard">Con la descripción RTL en VHDL usar el electric para compilar al silicio, es decir hacer place and route con celdas estandar.</text:p>
      <text:p text:style-name="Standard"/>
      <text:p text:style-name="P4">Parte IV – Analog Front End y simulación a nivel de transistores .</text:p>
      <text:p text:style-name="Standard">Se realiza una interfase analógica simple, probablemente los CMOS PADS para el circuito digital. Utilizar gnucap[5] para simular modelos BSIM3V3 ó BSIM4 (según la tecnología que se elija) del circuito analógico. Realizar el postprocesamiento de los datos de la simulación y su representación gráfica. Curvas de caracterización de transistores, ganancia y margen de fase, diagramas de ojo, etc.</text:p>
      <text:p text:style-name="Standard">Objetivos: Brindar una documentación detallada y didáctica de todo el flujo integrado. </text:p>
      <text:p text:style-name="Standard"/>
      <text:p text:style-name="P4">Parte V - Layout </text:p>
      <text:p text:style-name="Standard">Realizar el layout del circuito anterior, <text:s/>buscando las posibilidades de automatización de este proceso, partiendo de la descripción a nivel de compuertas que obtengo del lenguaje de descripción de hardware. También se realiza el layout de <text:s/>la interfase analógica.</text:p>
      <text:p text:style-name="Standard">Objetivos: Brindar una documentación detallada y didáctica de todo el flujo integrado. </text:p>
      <text:p text:style-name="Standard"/>
      <text:p text:style-name="P4">Parte VI – Distribución GNU/Linux ad-hoc </text:p>
      <text:p text:style-name="P5">Realizar una distribución con todo el software, los scripts, y la documentación realizada.</text:p>
      <text:p text:style-name="P5"/>
      <text:p text:style-name="P5"/>
      <text:p text:style-name="Standard">[1]: <text:a xlink:type="simple" xlink:href="http://haskell.org/">http://haskell.org/</text:a></text:p>
      <text:p text:style-name="Standard">[0]: Lava, http://www.cs.chalmers.se/~koen/Lava/</text:p>
      <text:p text:style-name="Standard">[2]:<text:span text:style-name="T1"> </text:span><text:span text:style-name="T2">M. Sheeran, “Parallel prefix network generation: an application of functional programming In Hardware Design and Functional Languages,” in </text:span><text:span text:style-name="T3">Hardware design and Functional Languages (HFL07), Braga, Portugal</text:span><text:span text:style-name="T2">, March 2007</text:span></text:p>
      <text:p text:style-name="Standard">[3]: R. P. Brent and H. T. Kung, “A Regular Layout for Parallel Adders,” <text:s/>IEEE Transaction on Computers, vol. C-31, Issue: 3, pp. 260–264, 1982. </text:p>
      <text:p text:style-name="Standard">[4]: Minisat, http://minisat.se/</text:p>
      <text:p text:style-name="Standard">[5]: http://gnucap.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eandro</meta:initial-creator>
    <meta:creation-date>2009-09-16T20:31:57</meta:creation-date>
    <dc:creator>Leandro</dc:creator>
    <dc:date>2010-01-29T20:51:14</dc:date>
    <dc:language>es-AR</dc:language>
    <meta:editing-cycles>26</meta:editing-cycles>
    <meta:editing-duration>P1DT12H0M56S</meta:editing-duration>
    <meta:user-defined meta:name="Info 1"/>
    <meta:user-defined meta:name="Info 2"/>
    <meta:user-defined meta:name="Info 3"/>
    <meta:user-defined meta:name="Info 4"/>
    <meta:document-statistic meta:table-count="0" meta:image-count="0" meta:object-count="0" meta:page-count="2" meta:paragraph-count="28" meta:word-count="556" meta:character-count="3737"/>
  </office:meta>
</office:document-meta>
</file>